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1.86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14.17pt" svg:height="469.84pt" svg:x="543.17pt" svg:y="182.95pt">
            <loext:p draw:notify-on-update-of-ranges="Sheet1.K7:Sheet1.L7 Sheet1.F13:Sheet1.G13 Sheet1.K13:Sheet1.L13 Sheet1.I13:Sheet1.J13 Sheet1.N13:Sheet1.O13 Sheet1.H13:Sheet1.I13 Sheet1.M13:Sheet1.N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ocess</text:p>
          </table:table-cell>
          <table:table-cell table:style-name="Default" office:value-type="string" calcext:value-type="string">
            <text:p>Prob(F*s)</text:p>
          </table:table-cell>
          <table:table-cell office:value-type="string" calcext:value-type="string">
            <text:p>Integral Flu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xpo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st2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const3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Con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</text:p>
          </table:table-cell>
          <table:table-cell table:formula="of:=[.C3]*([.D3]*10^[.E3])" office:value-type="float" office:value="5.58062052611645E-035" calcext:value-type="float">
            <text:p>5.58E-35</text:p>
          </table:table-cell>
          <table:table-cell table:formula="of:=( [.P3]/([.Q3]+1)*( POWER([.G3];[.Q3]+1)-POWER([.F3];[.Q3]+1) ) +[.R3]/([.S3]+1)*( POWER([.I3];[.S3]+1)-POWER([.H3];[.S3]+1) ) + [.T3]/([.U3]+1)*( POWER([.J3];[.U3]+1)-POWER([.I3];[.U3]+1) )  +[.V3]*([.H3]-[.G3])    )" office:value-type="float" office:value="47616216093.1438" calcext:value-type="float">
            <text:p>4.76E+10</text:p>
          </table:table-cell>
          <table:table-cell office:value-type="float" office:value="11.72" calcext:value-type="float">
            <text:p>11.72</text:p>
          </table:table-cell>
          <table:table-cell office:value-type="float" office:value="-46" calcext:value-type="float">
            <text:p>-46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405" calcext:value-type="float">
            <text:p>0.405</text:p>
          </table:table-cell>
          <table:table-cell table:formula="of:=5*10^10" office:value-type="float" office:value="50000000000" calcext:value-type="float">
            <text:p>50000000000</text:p>
          </table:table-cell>
          <table:table-cell table:formula="of:=2.05*10^11" office:value-type="float" office:value="205000000000" calcext:value-type="float">
            <text:p>205000000000</text:p>
          </table:table-cell>
          <table:table-cell table:formula="of:=2.05*10^11" office:value-type="float" office:value="205000000000" calcext:value-type="float">
            <text:p>205000000000</text:p>
          </table:table-cell>
          <table:table-cell table:formula="of:=1.8*10^11" office:value-type="float" office:value="180000000000" calcext:value-type="float">
            <text:p>180000000000</text:p>
          </table:table-cell>
          <table:table-cell table:formula="of:=6*10^10" office:value-type="float" office:value="60000000000" calcext:value-type="float">
            <text:p>60000000000</text:p>
          </table:table-cell>
          <table:table-cell table:style-name="ce1" office:value-type="float" office:value="1733245360905" calcext:value-type="float">
            <text:p>1.73E+12</text:p>
          </table:table-cell>
          <table:table-cell table:style-name="ce1" office:value-type="float" office:value="1.54" calcext:value-type="float">
            <text:p>1.54E+00</text:p>
          </table:table-cell>
          <table:table-cell table:style-name="ce1" office:value-type="float" office:value="96924426898" calcext:value-type="float">
            <text:p>9.69E+10</text:p>
          </table:table-cell>
          <table:table-cell table:style-name="ce1" office:value-type="float" office:value="-0.6574" calcext:value-type="float">
            <text:p>-6.57E-01</text:p>
          </table:table-cell>
          <table:table-cell table:style-name="ce1" office:value-type="float" office:value="0.2245" calcext:value-type="float">
            <text:p>2.25E-01</text:p>
          </table:table-cell>
          <table:table-cell table:style-name="ce1" office:value-type="float" office:value="-29.11" calcext:value-type="float">
            <text:p>-2.91E+01</text:p>
          </table:table-cell>
          <table:table-cell table:style-name="ce1" table:formula="of:=[.L3]" office:value-type="float" office:value="205000000000" calcext:value-type="float">
            <text:p>2.05E+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</text:p>
          </table:table-cell>
          <table:table-cell table:formula="of:=[.C4]*([.D4]*10^[.E4])" office:value-type="float" office:value="2.652E-036" calcext:value-type="float">
            <text:p>2.65E-36</text:p>
          </table:table-cell>
          <table:table-cell table:formula="of:=[.V4]" office:value-type="float" office:value="130000000" calcext:value-type="float">
            <text:p>1.30E+08</text:p>
          </table:table-cell>
          <table:table-cell office:value-type="float" office:value="204" calcext:value-type="float">
            <text:p>204</text:p>
          </table:table-cell>
          <table:table-cell office:value-type="float" office:value="-46" calcext:value-type="float">
            <text:p>-46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style-name="ce1" table:number-columns-repeated="6"/>
          <table:table-cell table:style-name="ce1" table:formula="of:=1.3*10^8" office:value-type="float" office:value="130000000" calcext:value-type="float">
            <text:p>1.30E+08</text:p>
          </table:table-cell>
          <table:table-cell office:value-type="string" calcext:value-type="string">
            <text:p>Monoenergetic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7</text:p>
          </table:table-cell>
          <table:table-cell table:formula="of:=[.C5]*([.D5]*10^[.E5])" office:value-type="float" office:value="3.2982E-035" calcext:value-type="float">
            <text:p>3.30E-35</text:p>
          </table:table-cell>
          <table:table-cell table:formula="of:=[.V5]" office:value-type="float" office:value="4600000000" calcext:value-type="float">
            <text:p>4.60E+09</text:p>
          </table:table-cell>
          <table:table-cell office:value-type="float" office:value="71.7" calcext:value-type="float">
            <text:p>71.7</text:p>
          </table:table-cell>
          <table:table-cell office:value-type="float" office:value="-46" calcext:value-type="float">
            <text:p>-46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style-name="ce1" table:number-columns-repeated="6"/>
          <table:table-cell table:style-name="ce1" table:formula="of:=4.1*10^9+5*10^8" office:value-type="float" office:value="4600000000" calcext:value-type="float">
            <text:p>4.60E+09</text:p>
          </table:table-cell>
          <table:table-cell office:value-type="string" calcext:value-type="string">
            <text:p>Monoenergetic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3</text:p>
          </table:table-cell>
          <table:table-cell table:formula="of:=[.C6]*([.D6]*10^[.E6])" office:value-type="float" office:value="1.51296213863597E-036" calcext:value-type="float">
            <text:p>1.51E-36</text:p>
          </table:table-cell>
          <table:table-cell table:formula="of:=( [.P6]/([.Q6]+1)*( POWER([.G6];[.Q6]+1)-POWER([.F6];[.Q6]+1) ) +[.R6]/([.S6]+1)*( POWER([.I6];[.S6]+1)-POWER([.H6];[.S6]+1) ) + [.T6]/([.U6]+1)*( POWER([.J6];[.U6]+1)-POWER([.I6];[.U6]+1) )  +[.V6]*([.H6]-[.G6])    )" office:value-type="float" office:value="250490420.303968" calcext:value-type="float">
            <text:p>2.50E+08</text:p>
          </table:table-cell>
          <table:table-cell office:value-type="float" office:value="60.4" calcext:value-type="float">
            <text:p>60.4</text:p>
          </table:table-cell>
          <table:table-cell office:value-type="float" office:value="-46" calcext:value-type="float">
            <text:p>-4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formula="of:=2.3*10^7" office:value-type="float" office:value="23000000" calcext:value-type="float">
            <text:p>23000000</text:p>
          </table:table-cell>
          <table:table-cell table:formula="of:=4.1*10^8" office:value-type="float" office:value="410000000" calcext:value-type="float">
            <text:p>410000000</text:p>
          </table:table-cell>
          <table:table-cell table:formula="of:=4.1*10^8" office:value-type="float" office:value="410000000" calcext:value-type="float">
            <text:p>410000000</text:p>
          </table:table-cell>
          <table:table-cell table:formula="of:=3.4*10^8" office:value-type="float" office:value="340000000" calcext:value-type="float">
            <text:p>340000000</text:p>
          </table:table-cell>
          <table:table-cell table:formula="of:=9*10^7" office:value-type="float" office:value="90000000" calcext:value-type="float">
            <text:p>90000000</text:p>
          </table:table-cell>
          <table:table-cell table:style-name="ce1" office:value-type="float" office:value="695177565" calcext:value-type="float">
            <text:p>6.95E+08</text:p>
          </table:table-cell>
          <table:table-cell table:style-name="ce1" office:value-type="float" office:value="1.48" calcext:value-type="float">
            <text:p>1.48E+00</text:p>
          </table:table-cell>
          <table:table-cell table:style-name="ce1" office:value-type="float" office:value="340000000" calcext:value-type="float">
            <text:p>3.40E+08</text:p>
          </table:table-cell>
          <table:table-cell table:style-name="ce1" office:value-type="float" office:value="-1.074" calcext:value-type="float">
            <text:p>-1.07E+00</text:p>
          </table:table-cell>
          <table:table-cell table:style-name="ce1" office:value-type="float" office:value="340000000" calcext:value-type="float">
            <text:p>3.40E+08</text:p>
          </table:table-cell>
          <table:table-cell table:style-name="ce1" office:value-type="float" office:value="-13.95" calcext:value-type="float">
            <text:p>-1.40E+01</text:p>
          </table:table-cell>
          <table:table-cell table:style-name="ce1" table:formula="of:=[.L6]" office:value-type="float" office:value="410000000" calcext:value-type="float">
            <text:p>4.10E+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5</text:p>
          </table:table-cell>
          <table:table-cell table:formula="of:=[.C7]*([.D7]*10^[.E7])" office:value-type="float" office:value="1.70235659461949E-036" calcext:value-type="float">
            <text:p>1.70E-36</text:p>
          </table:table-cell>
          <table:table-cell table:formula="of:=( [.P7]/([.Q7]+1)*( POWER([.G7];[.Q7]+1)-POWER([.F7];[.Q7]+1) ) +[.R7]/([.S7]+1)*( POWER([.I7];[.S7]+1)-POWER([.H7];[.S7]+1) ) + [.T7]/([.U7]+1)*( POWER([.J7];[.U7]+1)-POWER([.I7];[.U7]+1) )  +[.V7]*([.H7]-[.G7])    )" office:value-type="float" office:value="149723535.146833" calcext:value-type="float">
            <text:p>1.50E+08</text:p>
          </table:table-cell>
          <table:table-cell office:value-type="float" office:value="113.7" calcext:value-type="float">
            <text:p>113.7</text:p>
          </table:table-cell>
          <table:table-cell office:value-type="float" office:value="-46" calcext:value-type="float">
            <text:p>-46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1.05" calcext:value-type="float">
            <text:p>1.05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table:formula="of:=7*10^6" office:value-type="float" office:value="7000000" calcext:value-type="float">
            <text:p>7000000</text:p>
          </table:table-cell>
          <table:table-cell table:formula="of:=2*10^8" office:value-type="float" office:value="200000000" calcext:value-type="float">
            <text:p>200000000</text:p>
          </table:table-cell>
          <table:table-cell table:formula="of:=2*10^8" office:value-type="float" office:value="200000000" calcext:value-type="float">
            <text:p>200000000</text:p>
          </table:table-cell>
          <table:table-cell table:formula="of:=1.1*10^8" office:value-type="float" office:value="110000000" calcext:value-type="float">
            <text:p>110000000</text:p>
          </table:table-cell>
          <table:table-cell table:formula="of:=2*10^7" office:value-type="float" office:value="20000000" calcext:value-type="float">
            <text:p>20000000</text:p>
          </table:table-cell>
          <table:table-cell table:style-name="ce1" office:value-type="float" office:value="219398872" calcext:value-type="float">
            <text:p>2.19E+08</text:p>
          </table:table-cell>
          <table:table-cell table:style-name="ce1" office:value-type="float" office:value="1.496" calcext:value-type="float">
            <text:p>1.50E+00</text:p>
          </table:table-cell>
          <table:table-cell table:style-name="ce1" office:value-type="float" office:value="229267829" calcext:value-type="float">
            <text:p>2.29E+08</text:p>
          </table:table-cell>
          <table:table-cell table:style-name="ce1" office:value-type="float" office:value="-2.799" calcext:value-type="float">
            <text:p>-2.80E+00</text:p>
          </table:table-cell>
          <table:table-cell table:style-name="ce1" office:value-type="float" office:value="948164019" calcext:value-type="float">
            <text:p>9.48E+08</text:p>
          </table:table-cell>
          <table:table-cell table:style-name="ce1" office:value-type="float" office:value="-8.201" calcext:value-type="float">
            <text:p>-8.20E+00</text:p>
          </table:table-cell>
          <table:table-cell table:style-name="ce1" table:formula="of:=[.L7]" office:value-type="float" office:value="200000000" calcext:value-type="float">
            <text:p>2.00E+08</text:p>
          </table:table-cell>
          <table:table-cell table:number-columns-repeated="2"/>
          <table:table-cell table:number-columns-repeated="2" office:value-type="string" calcext:value-type="string">
            <text:p>Checking!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table:formula="of:=[.C8]*([.D8]*10^[.E8])" office:value-type="float" office:value="5.35835346820786E-038" calcext:value-type="float">
            <text:p>5.36E-38</text:p>
          </table:table-cell>
          <table:table-cell table:formula="of:=( [.P8]/([.Q8]+1)*( POWER([.G8];[.Q8]+1)-POWER([.F8];[.Q8]+1) ) +[.R8]/([.S8]+1)*( POWER([.I8];[.S8]+1)-POWER([.H8];[.S8]+1) ) + [.T8]/([.U8]+1)*( POWER([.J8];[.U8]+1)-POWER([.I8];[.U8]+1) )  +[.V8]*([.H8]-[.G8])    )" office:value-type="float" office:value="4704436.75874263" calcext:value-type="float">
            <text:p>4.70E+06</text:p>
          </table:table-cell>
          <table:table-cell office:value-type="float" office:value="113.9" calcext:value-type="float">
            <text:p>113.9</text:p>
          </table:table-cell>
          <table:table-cell office:value-type="float" office:value="-46" calcext:value-type="float">
            <text:p>-46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1.06" calcext:value-type="float">
            <text:p>1.06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formula="of:=1.8*10^5" office:value-type="float" office:value="180000" calcext:value-type="float">
            <text:p>180000</text:p>
          </table:table-cell>
          <table:table-cell table:formula="of:=6*10^6" office:value-type="float" office:value="6000000" calcext:value-type="float">
            <text:p>6000000</text:p>
          </table:table-cell>
          <table:table-cell table:formula="of:=6*10^6" office:value-type="float" office:value="6000000" calcext:value-type="float">
            <text:p>6000000</text:p>
          </table:table-cell>
          <table:table-cell table:formula="of:=3*10^6" office:value-type="float" office:value="3000000" calcext:value-type="float">
            <text:p>3000000</text:p>
          </table:table-cell>
          <table:table-cell table:formula="of:=4*10^5" office:value-type="float" office:value="400000" calcext:value-type="float">
            <text:p>400000</text:p>
          </table:table-cell>
          <table:table-cell table:style-name="ce1" office:value-type="float" office:value="6499028" calcext:value-type="float">
            <text:p>6.50E+06</text:p>
          </table:table-cell>
          <table:table-cell table:style-name="ce1" office:value-type="float" office:value="1.558" calcext:value-type="float">
            <text:p>1.56E+00</text:p>
          </table:table-cell>
          <table:table-cell table:style-name="ce1" office:value-type="float" office:value="6937470" calcext:value-type="float">
            <text:p>6.94E+06</text:p>
          </table:table-cell>
          <table:table-cell table:style-name="ce1" office:value-type="float" office:value="-2.4915" calcext:value-type="float">
            <text:p>-2.49E+00</text:p>
          </table:table-cell>
          <table:table-cell table:style-name="ce1" office:value-type="float" office:value="98537561" calcext:value-type="float">
            <text:p>9.85E+07</text:p>
          </table:table-cell>
          <table:table-cell table:style-name="ce1" office:value-type="float" office:value="-10.38" calcext:value-type="float">
            <text:p>-1.04E+01</text:p>
          </table:table-cell>
          <table:table-cell table:style-name="ce1" table:formula="of:=[.L8]" office:value-type="float" office:value="6000000" calcext:value-type="float">
            <text:p>6.00E+06</text:p>
          </table:table-cell>
          <table:table-cell table:number-columns-repeated="2"/>
          <table:table-cell office:value-type="string" calcext:value-type="string">
            <text:p>Integrate x1→x2</text:p>
          </table:table-cell>
          <table:table-cell table:formula="of:=[.P13]/([.Q13]+1)*( POWER([.G13];([.Q13]+1))-POWER([.F13];([.Q13]+1)) )" office:value-type="float" office:value="2030.82324780635" calcext:value-type="float">
            <text:p>2030.82324780635</text:p>
          </table:table-cell>
        </table:table-row>
        <table:table-row table:style-name="ro1">
          <table:table-cell table:number-columns-repeated="15"/>
          <table:table-cell table:style-name="ce1" table:number-columns-repeated="7"/>
          <table:table-cell table:number-columns-repeated="2"/>
          <table:table-cell office:value-type="string" calcext:value-type="string">
            <text:p>Integrate x2→x3</text:p>
          </table:table-cell>
          <table:table-cell table:formula="of:=[.V13]*([.H13]-[.G13])" office:value-type="float" office:value="2030" calcext:value-type="float">
            <text:p>2030</text:p>
          </table:table-cell>
        </table:table-row>
        <table:table-row table:style-name="ro1">
          <table:table-cell table:number-columns-repeated="15"/>
          <table:table-cell table:style-name="ce1" table:number-columns-repeated="7"/>
          <table:table-cell table:number-columns-repeated="2"/>
          <table:table-cell office:value-type="string" calcext:value-type="string">
            <text:p>Integrate x3→x4</text:p>
          </table:table-cell>
          <table:table-cell table:formula="of:=[.R13]/([.S13]+1)*( POWER([.I13];([.S13]+1))-POWER([.H13];([.S13]+1)) )" office:value-type="float" office:value="1620.35812707941" calcext:value-type="float">
            <text:p>1620.35812707941</text:p>
          </table:table-cell>
        </table:table-row>
        <table:table-row table:style-name="ro1">
          <table:table-cell table:number-columns-repeated="15"/>
          <table:table-cell table:style-name="ce1" table:number-columns-repeated="7"/>
          <table:table-cell table:number-columns-repeated="2"/>
          <table:table-cell office:value-type="string" calcext:value-type="string">
            <text:p>Integrate x4→x5</text:p>
          </table:table-cell>
          <table:table-cell table:formula="of:=[.T13]/([.U13]+1)*( POWER([.J13];([.U13]+1)) -POWER([.I13];([.U13]+1)))" office:value-type="float" office:value="244.34518187415" calcext:value-type="float">
            <text:p>244.34518187415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[.C12]*([.D12]*10^[.E12])" office:value-type="float" office:value="1.44746615966952E-035" calcext:value-type="float">
            <text:p>1.45E-35</text:p>
          </table:table-cell>
          <table:table-cell table:formula="of:=( [.P12]/([.Q12]+1)*( POWER([.G12];[.Q12]+1)-POWER([.F12];[.Q12]+1) ) +[.R12]/([.S12]+1)*( POWER([.I12];[.S12]+1)-POWER([.H12];[.S12]+1) ) + [.T12]/([.U12]+1)*( POWER([.J12];[.U12]+1)-POWER([.I12];[.U12]+1) )  +[.V12]*([.H12]-[.G12])    )" office:value-type="float" office:value="6031108.99862299" calcext:value-type="float">
            <text:p>6.03E+06</text:p>
          </table:table-cell>
          <table:table-cell office:value-type="float" office:value="2.4" calcext:value-type="float">
            <text:p>2.4</text:p>
          </table:table-cell>
          <table:table-cell office:value-type="float" office:value="-42" calcext:value-type="float">
            <text:p>-42</text:p>
          </table:table-cell>
          <table:table-cell office:value-type="float" office:value="0.1" calcext:value-type="float">
            <text:p>0.1</text:p>
          </table:table-cell>
          <table:table-cell office:value-type="float" office:value="5.05" calcext:value-type="float">
            <text:p>5.05</text:p>
          </table:table-cell>
          <table:table-cell office:value-type="float" office:value="8" calcext:value-type="float">
            <text:p>8</text:p>
          </table:table-cell>
          <table:table-cell office:value-type="float" office:value="10.05" calcext:value-type="float">
            <text:p>10.05</text:p>
          </table:table-cell>
          <table:table-cell office:value-type="float" office:value="12" calcext:value-type="float">
            <text:p>12</text:p>
          </table:table-cell>
          <table:table-cell table:formula="of:=1.9*10^5" office:value-type="float" office:value="190000" calcext:value-type="float">
            <text:p>190000</text:p>
          </table:table-cell>
          <table:table-cell table:formula="of:=7*10^5" office:value-type="float" office:value="700000" calcext:value-type="float">
            <text:p>700000</text:p>
          </table:table-cell>
          <table:table-cell table:formula="of:=7*10^5" office:value-type="float" office:value="700000" calcext:value-type="float">
            <text:p>700000</text:p>
          </table:table-cell>
          <table:table-cell table:formula="of:=2.9*10^5" office:value-type="float" office:value="290000" calcext:value-type="float">
            <text:p>290000</text:p>
          </table:table-cell>
          <table:table-cell table:formula="of:=5*10^4" office:value-type="float" office:value="50000" calcext:value-type="float">
            <text:p>50000</text:p>
          </table:table-cell>
          <table:table-cell table:style-name="ce1" office:value-type="float" office:value="408558" calcext:value-type="float">
            <text:p>4.09E+05</text:p>
          </table:table-cell>
          <table:table-cell table:style-name="ce1" office:value-type="float" office:value="0.3325" calcext:value-type="float">
            <text:p>3.33E-01</text:p>
          </table:table-cell>
          <table:table-cell table:style-name="ce1" office:value-type="float" office:value="2455031377" calcext:value-type="float">
            <text:p>2.46E+09</text:p>
          </table:table-cell>
          <table:table-cell table:style-name="ce1" office:value-type="float" office:value="-3.863" calcext:value-type="float">
            <text:p>-3.86E+00</text:p>
          </table:table-cell>
          <table:table-cell table:style-name="ce1" table:formula="of:=2.492*10^15" office:value-type="float" office:value="2492000000000000" calcext:value-type="float">
            <text:p>2.49E+15</text:p>
          </table:table-cell>
          <table:table-cell table:style-name="ce1" office:value-type="float" office:value="-9.913" calcext:value-type="float">
            <text:p>-9.91E+00</text:p>
          </table:table-cell>
          <table:table-cell table:style-name="ce1" table:formula="of:=[.L12]" office:value-type="float" office:value="700000" calcext:value-type="float">
            <text:p>7.00E+05</text:p>
          </table:table-cell>
          <table:table-cell table:number-columns-repeated="3"/>
          <table:table-cell table:formula="of:=SUM([.Z8:.Z11])" office:value-type="float" office:value="5925.52655675991" calcext:value-type="float">
            <text:p>5925.52655675991</text:p>
          </table:table-cell>
        </table:table-row>
        <table:table-row table:style-name="ro1">
          <table:table-cell office:value-type="string" calcext:value-type="string">
            <text:p>hep</text:p>
          </table:table-cell>
          <table:table-cell table:formula="of:=[.C13]*([.D13]*10^[.E13])" office:value-type="float" office:value="4.23082596152658E-038" calcext:value-type="float">
            <text:p>4.23E-38</text:p>
          </table:table-cell>
          <table:table-cell table:formula="of:=( [.P13]/([.Q13]+1)*( POWER([.G13];[.Q13]+1)-POWER([.F13];[.Q13]+1) ) +[.R13]/([.S13]+1)*( POWER([.I13];[.S13]+1)-POWER([.H13];[.S13]+1) ) + [.T13]/([.U13]+1)*( POWER([.J13];[.U13]+1)-POWER([.I13];[.U13]+1) )  +[.V13]*([.H13]-[.G13])    )" office:value-type="float" office:value="5925.52655675991" calcext:value-type="float">
            <text:p>5.93E+03</text:p>
          </table:table-cell>
          <table:table-cell office:value-type="float" office:value="7.14" calcext:value-type="float">
            <text:p>7.14</text:p>
          </table:table-cell>
          <table:table-cell office:value-type="float" office:value="-42" calcext:value-type="float">
            <text:p>-42</text:p>
          </table:table-cell>
          <table:table-cell office:value-type="float" office:value="0.55" calcext:value-type="float">
            <text:p>0.55</text:p>
          </table:table-cell>
          <table:table-cell office:value-type="float" office:value="7.6" calcext:value-type="float">
            <text:p>7.6</text:p>
          </table:table-cell>
          <table:table-cell office:value-type="float" office:value="10.5" calcext:value-type="float">
            <text:p>10.5</text:p>
          </table:table-cell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.5</text:p>
          </table:table-cell>
          <table:table-cell office:value-type="float" office:value="10" calcext:value-type="float">
            <text:p>10</text:p>
          </table:table-cell>
          <table:table-cell table:formula="of:=7*10^2" office:value-type="float" office:value="700" calcext:value-type="float">
            <text:p>700</text:p>
          </table:table-cell>
          <table:table-cell table:formula="of:=7*10^2"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6.31" calcext:value-type="float">
            <text:p>2.63E+01</text:p>
          </table:table-cell>
          <table:table-cell table:style-name="ce1" office:value-type="float" office:value="1.618" calcext:value-type="float">
            <text:p>1.62E+00</text:p>
          </table:table-cell>
          <table:table-cell table:style-name="ce1" office:value-type="float" office:value="712465" calcext:value-type="float">
            <text:p>7.12E+05</text:p>
          </table:table-cell>
          <table:table-cell table:style-name="ce1" office:value-type="float" office:value="-2.945" calcext:value-type="float">
            <text:p>-2.95E+00</text:p>
          </table:table-cell>
          <table:table-cell table:style-name="ce1" table:formula="of:=2.295*10^17" office:value-type="float" office:value="2.295E+017" calcext:value-type="float">
            <text:p>2.30E+17</text:p>
          </table:table-cell>
          <table:table-cell table:style-name="ce1" office:value-type="float" office:value="-12.99" calcext:value-type="float">
            <text:p>-1.30E+01</text:p>
          </table:table-cell>
          <table:table-cell table:style-name="ce1" table:formula="of:=[.L13]" office:value-type="float" office:value="700" calcext:value-type="float">
            <text:p>7.00E+02</text:p>
          </table:table-cell>
          <table:table-cell table:number-columns-repeated="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IntegralMeasured</text:p>
          </table:table-cell>
          <table:table-cell table:style-name="ce2" table:formula="of:=[.B3]+[.B4]+[.B5]+[.B12]+[.B13]" office:value-type="float" office:value="1.05957175117475E-034" calcext:value-type="float">
            <text:p>1.05957E-34</text:p>
          </table:table-cell>
          <table:table-cell table:formula="of:=[.C3]+[.C4]+[.C5]+[.C12]+[.C13]" office:value-type="float" office:value="52352253127.669" calcext:value-type="float">
            <text:p>5.24E+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tegralAll</text:p>
          </table:table-cell>
          <table:table-cell table:formula="of:=SUM([.B3:.B13])" office:value-type="float" office:value="1.09226077385412E-034" calcext:value-type="float">
            <text:p>1.09E-34</text:p>
          </table:table-cell>
          <table:table-cell table:formula="of:=SUM([.C3:.C13])" office:value-type="float" office:value="52757171519.8785" calcext:value-type="float">
            <text:p>5.28E+10</text:p>
          </table:table-cell>
          <table:table-cell table:number-columns-repeated="23"/>
        </table:table-row>
        <table:table-row table:style-name="ro1" table:number-rows-repeated="9">
          <table:table-cell table:number-columns-repeated="26"/>
        </table:table-row>
        <table:table-row table:style-name="ro1">
          <table:table-cell table:number-columns-repeated="2"/>
          <table:table-cell table:formula="of:=105*90/169" office:value-type="float" office:value="55.9171597633136" calcext:value-type="float">
            <text:p>5.59E+01</text:p>
          </table:table-cell>
          <table:table-cell table:number-columns-repeated="23"/>
        </table:table-row>
        <table:table-row table:style-name="ro1" table:number-rows-repeated="104854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4">00/00/0000</text:date>, <text:time style:data-style-name="N2" text:time-value="14:17:58.737234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1:50:56.590018525</meta:creation-date>
    <dc:date>2020-12-14T12:44:14.002282290</dc:date>
    <meta:editing-duration>P31DT18H7M22S</meta:editing-duration>
    <meta:editing-cycles>4</meta:editing-cycles>
    <meta:generator>LibreOffice/5.3.6.1$Linux_X86_64 LibreOffice_project/30$Build-1</meta:generator>
    <meta:document-statistic meta:table-count="1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61">
      <style:chart-properties chart:display-label="true" chart:logarithmic="true" chart:minimum="10" chart:maximum="100000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6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3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723cm" svg:height="16.576cm" xlink:href=".." xlink:type="simple" chart:class="chart:scatter" chart:style-name="ch1">
        <chart:legend svg:x="-0.001cm" svg:y="0cm" style:legend-expansion="custom" chartooo:width="28.723cm" chartooo:height="16.576cm" style:legend-expansion-aspect-ratio="1.73280646718147" chart:style-name="ch2"/>
        <chart:plot-area chart:style-name="ch3" table:cell-range-address="Sheet1.K7:Sheet1.L7 Sheet1.F13:Sheet1.G13 Sheet1.K13:Sheet1.O13" chart:data-source-has-labels="both" svg:x="0.574cm" svg:y="0.331cm" svg:width="27.575cm" svg:height="15.914cm">
          <chartooo:coordinate-region svg:x="2.307cm" svg:y="0.331cm" svg:width="25.842cm" svg:height="15.32cm"/>
          <chart:axis chart:dimension="x" chart:name="primary-x" chart:style-name="ch4" chartooo:axis-type="auto">
            <chart:categories table:cell-range-address="Sheet1.K7:Sheet1.L7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Sheet1.K13:Sheet1.L13" loext:label-string="one" chart:class="chart:scatter">
            <chart:domain table:cell-range-address="Sheet1.F13:Sheet1.G13"/>
            <chart:regression-curve chart:style-name="ch9">
              <chart:equation chart:display-equation="true" chart:display-r-square="false" svg:x="0.425cm" svg:y="2.28cm"/>
            </chart:regression-curve>
            <chart:data-point chart:style-name="ch10"/>
            <chart:data-point/>
          </chart:series>
          <chart:series chart:style-name="ch11" chart:values-cell-range-address="Sheet1.N13:Sheet1.O13" loext:label-string="three" chart:class="chart:scatter">
            <chart:domain table:cell-range-address="Sheet1.I13:Sheet1.J13"/>
            <chart:regression-curve chart:style-name="ch12">
              <chart:equation chart:display-equation="true" chart:display-r-square="false" svg:x="19.966cm" svg:y="14.83cm"/>
            </chart:regression-curve>
            <chart:data-point chart:repeated="2"/>
          </chart:series>
          <chart:series chart:style-name="ch13" chart:values-cell-range-address="Sheet1.M13:Sheet1.N13" loext:label-string="two" chart:class="chart:scatter">
            <chart:domain table:cell-range-address="Sheet1.H13:Sheet1.I13"/>
            <chart:regression-curve chart:style-name="ch14">
              <chart:equation chart:display-equation="true" chart:display-r-square="false" svg:x="12.765cm" svg:y="3.789cm"/>
            </chart:regression-curve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3</text:p>
              </table:table-cell>
              <table:table-cell office:value-type="string">
                <text:p>one</text:p>
              </table:table-cell>
              <table:table-cell office:value-type="string">
                <text:p>Row 13</text:p>
              </table:table-cell>
              <table:table-cell office:value-type="string">
                <text:p>three</text:p>
              </table:table-cell>
              <table:table-cell office:value-type="string">
                <text:p>Row 13</text:p>
              </table:table-cell>
              <table:table-cell office:value-type="string">
                <text:p>two</text:p>
              </table:table-cell>
            </table:table-row>
          </table:table-header-rows>
          <table:table-rows>
            <table:table-row>
              <table:table-cell office:value-type="float" office:value="7000000">
                <text:p>7000000</text:p>
                <draw:g>
                  <svg:desc>Sheet1.K7:Sheet1.L7</svg:desc>
                </draw:g>
              </table:table-cell>
              <table:table-cell office:value-type="float" office:value="0.55">
                <text:p>0.55</text:p>
                <draw:g>
                  <svg:desc>Sheet1.F13:Sheet1.G13</svg:desc>
                </draw:g>
              </table:table-cell>
              <table:table-cell office:value-type="float" office:value="10">
                <text:p>10</text:p>
                <draw:g>
                  <svg:desc>Sheet1.K13:Sheet1.L13</svg:desc>
                </draw:g>
              </table:table-cell>
              <table:table-cell office:value-type="float" office:value="14">
                <text:p>14</text:p>
                <draw:g>
                  <svg:desc>Sheet1.I13:Sheet1.J13</svg:desc>
                </draw:g>
              </table:table-cell>
              <table:table-cell office:value-type="float" office:value="300">
                <text:p>300</text:p>
                <draw:g>
                  <svg:desc>Sheet1.N13:Sheet1.O13</svg:desc>
                </draw:g>
              </table:table-cell>
              <table:table-cell office:value-type="float" office:value="10.5">
                <text:p>10.5</text:p>
                <draw:g>
                  <svg:desc>Sheet1.H13:Sheet1.I13</svg:desc>
                </draw:g>
              </table:table-cell>
              <table:table-cell office:value-type="float" office:value="700">
                <text:p>700</text:p>
                <draw:g>
                  <svg:desc>Sheet1.M13:Sheet1.N13</svg:desc>
                </draw:g>
              </table:table-cell>
            </table:table-row>
            <table:table-row>
              <table:table-cell office:value-type="float" office:value="200000000">
                <text:p>200000000</text:p>
              </table:table-cell>
              <table:table-cell office:value-type="float" office:value="7.6">
                <text:p>7.6</text:p>
              </table:table-cell>
              <table:table-cell office:value-type="float" office:value="700">
                <text:p>700</text:p>
              </table:table-cell>
              <table:table-cell office:value-type="float" office:value="15.5">
                <text:p>15.5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